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Unknown_box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Average_box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8482" calcext:value-type="float">
            <text:p>0.848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known_global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0712" calcext:value-type="float">
            <text:p>0.0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_global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0552" calcext:value-type="float">
            <text:p>0.0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1T20:17:54.477000000</meta:creation-date>
    <dc:date>2020-08-21T20:49:04.441000000</dc:date>
    <meta:editing-duration>PT10M49S</meta:editing-duration>
    <meta:editing-cycles>1</meta:editing-cycles>
    <meta:document-statistic meta:table-count="1" meta:cell-count="19" meta:object-count="0"/>
    <meta:generator>LibreOffice/6.4.1.2$Windows_X86_64 LibreOffice_project/4d224e95b98b138af42a64d84056446d09082932</meta:generator>
  </office:meta>
</office:document-meta>
</file>